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 fo:text-align="center" fo:line-height="150%"/>
    </style:style>
    <style:style style:name="T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/>
    </style:style>
    <style:style style:name="P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/>
    </style:style>
    <style:style style:name="P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/>
    </style:style>
    <style:style style:name="P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/>
    </style:style>
    <style:style style:name="P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/>
    </style:style>
    <style:style style:name="P7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/>
    </style:style>
    <style:style style:name="P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/>
    </style:style>
    <style:style style:name="P1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/>
    </style:style>
    <style:style style:name="P1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/>
    </style:style>
    <style:style style:name="P12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/>
    </style:style>
    <style:style style:name="P1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/>
    </style:style>
    <style:style style:name="P1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/>
    </style:style>
    <style:style style:name="P1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/>
    </style:style>
    <style:style style:name="P1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/>
    </style:style>
    <style:style style:name="P17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/>
    </style:style>
    <style:style style:name="P18" style:parent-style-name="Обычный" style:family="paragraph">
      <style:paragraph-properties fo:text-align="justify" fo:line-height="150%" fo:text-indent="0.4923in"/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/>
    </style:style>
  </office:automatic-styles>
  <office:body>
    <office:text text:use-soft-page-breaks="true">
      <text:p text:style-name="P1"><text:span text:style-name="T2">АЛКАНЫ</text:span></text:p>
      <text:p text:style-name="P3">Рассмотрим правила номенклатуры алканов. Наиболее законченная серия правил, используемых в настоящее время, была выработана на международных конференциях и носит название ―<text:s/>«правил международного союза чистой и прикладной химии (номенклатура IUPAC)».<text:s/></text:p>
      <text:p text:style-name="P4">К сожалению, на практике никто точно не следует этим правилам, поэтому необходимо хорошо знать и другие системы наименований.<text:s/></text:p>
      <text:p text:style-name="P5">Первые четыре представителя гомологического ряда алканов с неразветвленной цепью имеют несистематические названия.<text:s/></text:p>
      <text:p text:style-name="P6">Последующим членам ряда, начиная с пентана, название дают по определенной системе: названия состоят из приставки, указывающей<text:s/>число углеродных атомов (пент-, гекс-, гепт- и т.д.), и окончания -ан, указывающего, что соединение относиться к классу парафиновых углеводородов. Названия могут относиться как к разветвленным, так и к неразветвленным углеводородам, и для того чтобы указать на неpазветвленность цепи, обычно добавляется приставка н- (нормальный). Чтобы составить название углеводорода с разветвленной цепью, его рассматривают как продукт замещения атомов водорода в нормальном углеводороде углеводородными радикалами.</text:p>
      <text:p text:style-name="P7"><text:s/>Углеводородный радикал — нейтральная частица, имеющая неспаренный электрон, образующаяся при симметричном (гомолитическом) разрыве связей молекулы углеводорода.</text:p>
      <text:p text:style-name="P8">При отрыве одного атома водорода от молекулы алкана образуются одновалентные радикалы с одним неспаренным электроном. Названия подобных радикалов образуются от названий соответствующих углеводородов путем изменения суффиксов -ан на<text:s/>–ил.</text:p>
      <text:soft-page-break/>
      <text:p text:style-name="P9">При несимметричном (гетеролитическом) разрыве связи молекулы углеводорода образуются частицы с положительным и отрицательным зарядами — карбкатионы и карбанионы.</text:p>
      <text:p text:style-name="P10">Механизмы химических реакций с участием углеводородов и их производных, идущих через образование радикалов, называются радикальными. Механизмы реакций, идущих через образование каpбкатионов и каpбанионов, называются ионными.</text:p>
      <text:p text:style-name="P11">Согласно правилам номенклатуры IUPAC, чтобы дать название алкану:<text:s/></text:p>
      <text:p text:style-name="P12">а) выделяют в структурной формуле наиболее длинную цепь атомов углерода и нумеруют эти атомы, начиная с того конца, к которому ближе разветвление;<text:s/></text:p>
      <text:p text:style-name="P13">б) в названии вещества цифрой указывают, при каких атомах углерода находится замещающая группа (радикал);<text:s/></text:p>
      <text:p text:style-name="P14">в) если замещающих групп несколько, цифрами отмечают каждую из них;<text:s/></text:p>
      <text:p text:style-name="P15">г) когда разветвление начинается при атомах углерода равноудаленных от концов углеродной цепи, нумерацию ведут с того конца, к которому ближе расположен радикал, имеющий более простое строение.</text:p>
      <text:p text:style-name="P16">Углеродный атом, связанный всего с одним соседним углеродным атомом, называется первичным.<text:s/></text:p>
      <text:p text:style-name="P17">Углеродный атом, связанный с двумя углеродами, носит название вторичного.</text:p>
      <text:p text:style-name="P18"><text:span text:style-name="T19">Третичный углерод связан с тремя углеродами</text:span><text:span text:style-name="T20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черепах</meta:initial-creator>
    <dc:creator>черепах</dc:creator>
    <meta:creation-date>2023-09-27T20:21:00Z</meta:creation-date>
    <dc:date>2023-09-27T20:21:00Z</dc:date>
    <meta:template xlink:href="Normal.dotm" xlink:type="simple"/>
    <meta:editing-cycles>2</meta:editing-cycles>
    <meta:editing-duration>PT0S</meta:editing-duration>
    <meta:document-statistic meta:page-count="2" meta:paragraph-count="5" meta:word-count="404" meta:character-count="2707" meta:row-count="19" meta:non-whitespace-character-count="2308"/>
  </office:meta>
</office:document-meta>
</file>